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4ae" officeooo:paragraph-rsid="001114ae"/>
    </style:style>
    <style:style style:name="P2" style:family="paragraph" style:parent-style-name="Standard">
      <style:text-properties officeooo:rsid="001277c2" officeooo:paragraph-rsid="001277c2"/>
    </style:style>
    <style:style style:name="T1" style:family="text">
      <style:text-properties officeooo:rsid="001277c2"/>
    </style:style>
    <style:style style:name="T2" style:family="text">
      <style:text-properties officeooo:rsid="0012b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i su mostre</text:p>
      <text:p text:style-name="P1"/>
      <text:p text:style-name="P1">Home </text:p>
      <text:p text:style-name="P1"/>
      <text:p text:style-name="P1">Deve dare le prime risposte alle 6 grandi domande:</text:p>
      <text:p text:style-name="P1">-what: <text:s/>→ titolo mostra</text:p>
      <text:p text:style-name="P1"><text:tab/> → testo di presentazione (secondario)</text:p>
      <text:p text:style-name="P1"><text:tab/> → gallery/opere esposte (secondario)</text:p>
      <text:p text:style-name="P1"><text:tab/> </text:p>
      <text:p text:style-name="P1">-where: → link=indirizzo/contatti/come arrivare</text:p>
      <text:p text:style-name="P1"><text:tab/> → sede</text:p>
      <text:p text:style-name="P1"><text:tab/> → google maps (secondario) </text:p>
      <text:p text:style-name="P1">-when: <text:s/>→ orario/periodo di attività</text:p>
      <text:p text:style-name="P1"><text:tab/> →eventi/news (anche parte del why e what)</text:p>
      <text:p text:style-name="P1">-why: <text:s text:c="2"/>→ link=didattica</text:p>
      <text:p text:style-name="P1"><text:tab/> → testo di presentazione (secondario)</text:p>
      <text:p text:style-name="P1">-who: <text:s text:c="2"/>→ link=autori/staff</text:p>
      <text:p text:style-name="P1">-how: <text:s text:c="2"/>→ link=servizi (secondario?)</text:p>
      <text:p text:style-name="P1"><text:tab/>→ link=biglietti (secondario)</text:p>
      <text:p text:style-name="P1"><text:tab/>→ link=organizza la visita </text:p>
      <text:p text:style-name="P1">NB: se la mostra è abbastanza importante/tenuta in una sede importante può essere richiesta la possibilità di cambiare lingua</text:p>
      <text:p text:style-name="P1"><text:tab/> <text:s text:c="2"/></text:p>
      <text:p text:style-name="P1">l'obbiettivo principale del sito è quello di presentare una mostra ad eventuali utenti, <text:span text:style-name="T1">presentando le informazioni per permettere di effettuare una visita.</text:span></text:p>
      <text:p text:style-name="P2">Inoltre potrebbe presentare l'opportunità di prenotare biglietti per la suddetta mostra, ma questo servizio potrebbe essere anche implementato mediante <text:span text:style-name="T2">un link ad un sito estern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8:55:14.585000000</meta:creation-date>
    <dc:date>2016-10-29T20:39:07.132000000</dc:date>
    <meta:editing-duration>PT28M20S</meta:editing-duration>
    <meta:editing-cycles>1</meta:editing-cycles>
    <meta:document-statistic meta:table-count="0" meta:image-count="0" meta:object-count="0" meta:page-count="1" meta:paragraph-count="22" meta:word-count="136" meta:character-count="982" meta:non-whitespace-character-count="835"/>
    <meta:generator>LibreOffice/5.0.3.2$Windows_x86 LibreOffice_project/e5f16313668ac592c1bfb310f4390624e3dbfb75</meta:generator>
  </office:meta>
</office:document-meta>
</file>